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7.844cm"/>
    </style:style>
    <style:style style:name="gr2" style:family="graphic" style:parent-style-name="standard">
      <style:graphic-properties draw:textarea-horizontal-align="justify" draw:textarea-vertical-align="middle" draw:auto-grow-height="false" fo:min-height="1.136cm" fo:min-width="4.7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2.15cm" fo:min-width="9.6cm"/>
    </style:style>
    <style:style style:name="gr5" style:family="graphic" style:parent-style-name="standard">
      <style:graphic-properties draw:textarea-horizontal-align="justify" draw:textarea-vertical-align="middle" draw:auto-grow-height="false" fo:min-height="1.262cm" fo:min-width="4.726cm"/>
    </style:style>
    <style:style style:name="gr6" style:family="graphic" style:parent-style-name="standard">
      <style:graphic-properties draw:textarea-horizontal-align="justify" draw:textarea-vertical-align="middle" draw:auto-grow-height="false" fo:min-height="2.084cm" fo:min-width="5.58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1.8cm" svg:height="3.4cm" svg:x="1.1cm" svg:y="0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3cm" svg:height="2.2cm" svg:x="2.5cm" svg:y="5.9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7cm" svg:y1="4.3cm" svg:x2="7.688cm" svg:y2="5.9cm" draw:start-shape="id1" draw:start-glue-point="8" draw:end-shape="id2" draw:end-glue-point="4" svg:d="M7000 4300l688 1600" svg:viewBox="0 0 689 1601">
          <text:p/>
        </draw:connector>
        <draw:custom-shape draw:style-name="gr2" draw:text-style-name="P1" xml:id="id3" draw:id="id3" draw:layer="layout" svg:width="8.3cm" svg:height="2.2cm" svg:x="1.7cm" svg:y="9.4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6.65cm" svg:y1="8.1cm" svg:x2="5.85cm" svg:y2="9.4cm" draw:start-shape="id2" draw:start-glue-point="8" draw:end-shape="id3" draw:end-glue-point="5" svg:d="M6650 8100l-800 1300" svg:viewBox="0 0 801 1301">
          <text:p/>
        </draw:connector>
        <draw:custom-shape draw:style-name="gr4" draw:text-style-name="P3" xml:id="id4" draw:id="id4" draw:layer="layout" svg:width="10.1cm" svg:height="2.4cm" svg:x="1cm" svg:y="12.9cm">
          <text:p text:style-name="P1">Suma = a + b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85cm" svg:y1="11.6cm" svg:x2="6.05cm" svg:y2="12.9cm" draw:start-shape="id3" draw:start-glue-point="8" draw:end-shape="id4" svg:d="M5850 11600l200 1300" svg:viewBox="0 0 201 1301">
          <text:p/>
        </draw:connector>
        <draw:custom-shape draw:style-name="gr5" draw:text-style-name="P1" xml:id="id5" draw:id="id5" draw:layer="layout" svg:width="8.3cm" svg:height="2.4cm" svg:x="1.6cm" svg:y="17.1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6.05cm" svg:y1="15.3cm" svg:x2="5.75cm" svg:y2="17.1cm" draw:start-shape="id4" draw:start-glue-point="2" draw:end-shape="id5" draw:end-glue-point="5" svg:d="M6050 15300l-300 1800" svg:viewBox="0 0 301 1801">
          <text:p/>
        </draw:connector>
        <draw:custom-shape draw:style-name="gr6" draw:text-style-name="P1" xml:id="id6" draw:id="id6" draw:layer="layout" svg:width="8.6cm" svg:height="3.3cm" svg:x="1.2cm" svg:y="20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75cm" svg:y1="19.5cm" svg:x2="5.5cm" svg:y2="20.5cm" draw:start-shape="id5" draw:start-glue-point="8" draw:end-shape="id6" draw:end-glue-point="4" svg:d="M5750 19500l-250 1000" svg:viewBox="0 0 25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4.442418680</meta:creation-date>
    <dc:date>2019-11-06T07:53:01.715791251</dc:date>
    <meta:editing-duration>PT7M7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